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62.9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1.59mm" fo:break-before="auto" style:use-optimal-row-height="true"/>
    </style:style>
    <style:style style:name="ro9" style:family="table-row">
      <style:table-row-properties style:row-height="55.28mm" fo:break-before="auto" style:use-optimal-row-height="true"/>
    </style:style>
    <style:style style:name="ro10" style:family="table-row">
      <style:table-row-properties style:row-height="10.78mm" fo:break-before="auto" style:use-optimal-row-height="true"/>
    </style:style>
    <style:style style:name="ro11" style:family="table-row">
      <style:table-row-properties style:row-height="18.68mm" fo:break-before="auto" style:use-optimal-row-height="true"/>
    </style:style>
    <style:style style:name="ro12" style:family="table-row">
      <style:table-row-properties style:row-height="18.15mm" fo:break-before="auto" style:use-optimal-row-height="true"/>
    </style:style>
    <style:style style:name="ro13" style:family="table-row">
      <style:table-row-properties style:row-height="21.06mm" fo:break-before="auto" style:use-optimal-row-height="true"/>
    </style:style>
    <style:style style:name="ro14" style:family="table-row">
      <style:table-row-properties style:row-height="43.96mm" fo:break-before="auto" style:use-optimal-row-height="true"/>
    </style:style>
    <style:style style:name="ro15" style:family="table-row">
      <style:table-row-properties style:row-height="51.86mm" fo:break-before="auto" style:use-optimal-row-height="true"/>
    </style:style>
    <style:style style:name="ro16" style:family="table-row">
      <style:table-row-properties style:row-height="24.22mm" fo:break-before="auto" style:use-optimal-row-height="true"/>
    </style:style>
    <style:style style:name="ro17" style:family="table-row">
      <style:table-row-properties style:row-height="32.1mm" fo:break-before="auto" style:use-optimal-row-height="true"/>
    </style:style>
    <style:style style:name="ro18" style:family="table-row">
      <style:table-row-properties style:row-height="14.2mm" fo:break-before="auto" style:use-optimal-row-height="true"/>
    </style:style>
    <style:style style:name="ro19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8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5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5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7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0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1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1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1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2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1" style:family="text">
      <style:text-properties fo:color="#008000" style:font-name-asian="DejaVu Sans Mono" style:font-name-complex="DejaVu Sans Mono" style:font-size-asian="8.5pt" style:font-size-complex="8.5pt"/>
    </style:style>
    <style:style style:name="T22" style:family="text">
      <style:text-properties style:font-name-asian="DejaVu Sans Mono" style:font-name-complex="DejaVu Sans Mono" style:font-size-asian="8.5pt" style:font-size-complex="8.5pt" fo:color="#000000"/>
    </style:style>
    <style:style style:name="T23" style:family="text">
      <style:text-properties style:font-name-asian="DejaVu Sans Mono" style:font-name-complex="DejaVu Sans Mono" style:font-size-asian="8.5pt" style:font-size-complex="8.5pt" fo:color="#008000"/>
    </style:style>
    <style:style style:name="T24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2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2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2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9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0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 table:number-columns-repeated="2"/>
          <table:table-cell table:style-name="ce1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/>
          <table:table-cell table:style-name="ce19" office:value-type="string" calcext:value-type="string">
            <text:p>Suspend/Resume</text:p>
          </table:table-cell>
          <table:table-cell table:style-name="ce1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of internal COM</text:p>
          </table:table-cell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1" office:value-type="string" calcext:value-type="string">
            <text:p>Sending possible again, successfully receiving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1" office:value-type="string" calcext:value-type="string">
            <text:p>Sending not possible, terminal gets closed, is waiting for reconnect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7" table:number-columns-repeated="1018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2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2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2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default-cell-style-name="ce18"/>
        <table:table-column table:style-name="co1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number-columns-repeated="1018" table:default-cell-style-name="ce1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In sending terminal, create three predefind commands: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Two beeps (one in each terminal)</text:p>
            <text:p>(&lt;TS&gt;) ABC         XYZ</text:p>
          </table:table-cell>
          <table:table-cell office:value-type="string" calcext:value-type="string">
            <text:p/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Two beeps (one in each terminal)</text:p>
            <text:p>(&lt;TS&gt;) ABC         XYZ</text:p>
          </table:table-cell>
          <table:table-cell office:value-type="string" calcext:value-type="string">
            <text:p/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office:value-type="string" calcext:value-type="string">
            <text:p/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3]</text:p>
            <text:p>Confim</text:p>
          </table:table-cell>
          <table:table-cell office:value-type="string" calcext:value-type="string">
            <text:p/>
            <text:p>(&lt;TS&gt;) ABCDE&lt;BS&gt;&lt;BS&gt;&lt;BS&gt;&lt;BS&gt;&lt;BS&gt;&lt;BS&gt;&lt;BS&gt;&lt;BS&gt;ABCDE&lt;BS&gt;&lt;BS&gt;&lt;BS&gt;&lt;BS&gt;&lt;BS&gt;&lt;BS&gt;&lt;BS&gt;&lt;BS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</text:span>Replace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byte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In sending terminal, set [Send Text &gt; ...] to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2">A</text:span></text:p>
            <text:p><text:span text:style-name="T2">AB</text:span></text:p>
            <text:p><text:span text:style-name="T2">ABC</text:span></text:p>
            <text:p><text:span text:style-name="T2">ABCD</text:span></text:p>
            <text:p><text:span text:style-name="T2">ABCD</text:span></text:p>
            <text:p><text:span text:style-name="T2">E</text:span></text:p>
            <text:p><text:span text:style-name="T2">ABCD</text:span></text:p>
            <text:p><text:span text:style-name="T2">EF</text:span></text:p>
            <text:p><text:span text:style-name="T2">ABCD</text:span></text:p>
            <text:p><text:span text:style-name="T2">EFG</text:span></text:p>
            <text:p><text:span text:style-name="T2">ABCD</text:span></text:p>
            <text:p><text:span text:style-name="T2">EFGH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3"> </text:span><text:span text:style-name="T4">(1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3"> </text:span><text:span text:style-name="T4">(2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5">&lt;CR&gt;&lt;LF&gt;</text:span><text:span text:style-name="T6"> </text:span><text:span text:style-name="T4">(4)</text:span></text:p>
            <text:p><text:span text:style-name="T2">ABC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5">&lt;CR&gt;&lt;LF&gt;</text:span><text:span text:style-name="T6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5">&lt;CR&gt;&lt;LF&gt;</text:span><text:span text:style-name="T6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[Send Text] = A\!(EOL)AB\!(Delay(1000))ABC</text:p>
            <text:p>[Enter]</text:p>
          </table:table-cell>
          <table:table-cell table:style-name="ce33" office:value-type="string" calcext:value-type="string">
            <text:p>A</text:p>
            <text:p>AB</text:p>
            <text:p>ABC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33"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33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sending terminal, [Send Text] = ABCD</text:p>
            <text:p>[Ctrl+Enter]</text:p>
          </table:table-cell>
          <table:table-cell table:style-name="ce33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  <text:p><text:span text:style-name="T2">ABCD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/>
            <text:p><text:span text:style-name="T1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@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&lt;EO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dis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33" office:value-type="string" calcext:value-type="string">
            <text:p>\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\h(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\h(AB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Enable [Use Explicit Default Radix]</text:p>
          </table:table-cell>
          <table:table-cell table:style-name="ce33"/>
          <table:table-cell table:number-columns-repeated="1019"/>
        </table:table-row>
        <table:table-row table:style-name="ro2">
          <table:table-cell table:number-columns-repeated="3"/>
          <table:table-cell table:style-name="ce25" office:value-type="string" calcext:value-type="string">
            <text:p>In sending terminal, enable [Settings... &gt; Advanced &gt; Escapes on [SendText]] again</text:p>
            <text:p>Confirm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sending terminal, en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Time Stamp + Show Length + Show Counts</text:p>
            <text:p>  B: Hide 0x00 + Show Time Stamp + Show Length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0" office:value-type="string" calcext:value-type="string">
            <text:p><text:span text:style-name="T10">(hh:mm:ss.ths)</text:span><text:span text:style-name="T11"> </text:span><text:span text:style-name="T12">A</text:span><text:span text:style-name="T3"> </text:span><text:span text:style-name="T4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</table:table-cell>
          <table:table-cell table:style-name="ce10" office:value-type="string" calcext:value-type="string">
            <text:p><text:span text:style-name="T10">(hh:mm:ss.ths)</text:span><text:span text:style-name="T11"> </text:span><text:span text:style-name="T12">A</text:span><text:span text:style-name="T3"> </text:span><text:span text:style-name="T4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1"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</text:span><text:span text:style-name="T10">)</text:span><text:span text:style-name="T11"> </text:span><text:span text:style-name="T19">&lt;NUL&gt;</text:span></text:p>
          </table:table-cell>
          <table:table-cell table:style-name="ce12"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</text:span><text:span text:style-name="T21">)</text:span><text:span text:style-name="T22"> 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)</text:span><text:span text:style-name="T14"> </text:span><text:span text:style-name="T20">&lt;NUL&gt;</text:span></text:p>
            <text:p><text:span text:style-name="T13">(hh:mm:ss.ths</text:span><text:span text:style-name="T21">)</text:span><text:span text:style-name="T22">  </text:span><text:span text:style-name="T23">(0)</text:span></text:p>
          </table:table-cell>
          <table:table-cell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)</text:span><text:span text:style-name="T14">  </text:span><text:span text:style-name="T28">(0)</text:span></text:p>
            <text:p>No empty line from former 0x00 !!</text:p>
            <text:p>Timestamp gets updated !!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)</text:span><text:span text:style-name="T14"> </text:span><text:span text:style-name="T20">&lt;NUL&gt;</text:span></text:p>
            <text:p><text:span text:style-name="T13">(hh:mm:ss.ths</text:span><text:span text:style-name="T24">)</text:span><text:span text:style-name="T25">  </text:span><text:span text:style-name="T26">(0)</text:span></text:p>
            <text:p><text:span text:style-name="T13">(hh:mm:ss.ths</text:span><text:span text:style-name="T21">)</text:span><text:span text:style-name="T22">  </text:span><text:span text:style-name="T23">(0)</text:span></text:p>
          </table:table-cell>
          <table:table-cell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)</text:span><text:span text:style-name="T14">  </text:span><text:span text:style-name="T28">(0)</text:span></text:p>
            <text:p><text:span text:style-name="T13">(hh:mm:ss.ths)</text:span><text:span text:style-name="T14">  </text:span><text:span text:style-name="T28">(0)</text:span></text:p>
            <text:p>Intended empty must be shown !!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12"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)</text:span><text:span text:style-name="T14"> </text:span><text:span text:style-name="T20">&lt;NUL&gt;</text:span></text:p>
            <text:p><text:span text:style-name="T13">(hh:mm:ss.ths</text:span><text:span text:style-name="T24">)</text:span><text:span text:style-name="T25">  </text:span><text:span text:style-name="T26">(0)</text:span></text:p>
            <text:p><text:span text:style-name="T13">(hh:mm:ss.ths</text:span><text:span text:style-name="T21">)</text:span><text:span text:style-name="T22">  </text:span><text:span text:style-name="T23">(0)</text:span></text:p>
            <text:p><text:span text:style-name="T13">(hh:mm:ss.ths</text:span><text:span text:style-name="T10">)</text:span><text:span text:style-name="T11"> </text:span><text:span text:style-name="T27">OK</text:span><text:span text:style-name="T3"> </text:span><text:span text:style-name="T4">(2)</text:span></text:p>
          </table:table-cell>
          <table:table-cell office:value-type="string" calcext:value-type="string">
            <text:p><text:span text:style-name="T13">(hh:mm:ss.ths)</text:span><text:span text:style-name="T14"> </text:span><text:span text:style-name="T18">A</text:span><text:span text:style-name="T16"> </text:span><text:span text:style-name="T17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  <text:p><text:span text:style-name="T13">(hh:mm:ss.ths)</text:span><text:span text:style-name="T14">  </text:span><text:span text:style-name="T28">(0)</text:span></text:p>
            <text:p><text:span text:style-name="T13">(hh:mm:ss.ths)</text:span><text:span text:style-name="T14">  </text:span><text:span text:style-name="T28">(0)</text:span></text:p>
            <text:p><text:span text:style-name="T13">(hh:mm:ss.ths)</text:span><text:span text:style-name="T14"> </text:span><text:span text:style-name="T18">OK</text:span><text:span text:style-name="T16"> </text:span><text:span text:style-name="T17">(2)</text:span></text:p>
          </table:table-cell>
          <table:table-cell table:number-columns-repeated="101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18"/>
        <table:table-column table:style-name="co28" table:default-cell-style-name="ce18"/>
        <table:table-column table:style-name="co29" table:default-cell-style-name="ce18"/>
        <table:table-column table:style-name="co25" table:default-cell-style-name="ce18"/>
        <table:table-column table:style-name="co26" table:default-cell-style-name="ce18"/>
        <table:table-column table:style-name="co3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18"/>
        <table:table-column table:style-name="co31" table:default-cell-style-name="ce18"/>
        <table:table-column table:style-name="co7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8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18"/>
        <table:table-column table:style-name="co35" table:default-cell-style-name="ce18"/>
        <table:table-column table:style-name="co7" table:default-cell-style-name="ce18"/>
        <table:table-column table:style-name="co36" table:default-cell-style-name="ce18"/>
        <table:table-column table:style-name="co37" table:default-cell-style-name="ce18"/>
        <table:table-column table:style-name="co38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4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Select one of the recents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hange that recent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Just selected recent still there</text:p>
            <text:p>New recent added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2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2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2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7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1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6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7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8"/>
        <table:table-column table:style-name="co44" table:default-cell-style-name="ce18"/>
        <table:table-column table:style-name="co45" table:default-cell-style-name="ce18"/>
        <table:table-column table:style-name="co25" table:default-cell-style-name="ce18"/>
        <table:table-column table:style-name="co46" table:default-cell-style-name="ce18"/>
        <table:table-column table:style-name="co4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2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42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43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29">Note that display elements are text-only and no longer contain the underlying typed</text:span></text:p>
            <text:p><text:span text:style-name="T29">information such as the time stamp of the origin. Since the XML schema is strongly-</text:span></text:p>
            <text:p><text:span text:style-name="T29">typed again, the items need to be reconstructed. Not optimal, but simply a trade-off</text:span></text:p>
            <text:p><text:span text:style-name="T29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44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8"/>
        <table:table-column table:style-name="co53" table:default-cell-style-name="ce18"/>
        <table:table-column table:style-name="co54" table:default-cell-style-name="ce18"/>
        <table:table-column table:style-name="co36" table:default-cell-style-name="ce18"/>
        <table:table-column table:style-name="co55" table:default-cell-style-name="ce18"/>
        <table:table-column table:style-name="co5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30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0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0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0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9">
          <table:table-cell table:number-columns-repeated="3"/>
          <table:table-cell office:value-type="string" calcext:value-type="string">
            <text:p>"Help &gt; About" &gt; Click 1<text:span text:style-name="T30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9">
          <table:table-cell table:number-columns-repeated="3"/>
          <table:table-cell office:value-type="string" calcext:value-type="string">
            <text:p>"Help &gt; About" &gt; Click slightly above the right end of the 2<text:span text:style-name="T30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9">
          <table:table-cell table:number-columns-repeated="3"/>
          <table:table-cell office:value-type="string" calcext:value-type="string">
            <text:p>"Help &gt; About" &gt; Click slightly above the right end of the 3<text:span text:style-name="T30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9" table:default-cell-style-name="ce18"/>
        <table:table-column table:style-name="co11" table:default-cell-style-name="ce18"/>
        <table:table-column table:style-name="co6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45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45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74:'YAT.Domain.Terminal'.E7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.00.0000</text:date>, <text:time style:data-style-name="N2" text:time-value="08:56:42.6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3DT12H51M17S</meta:editing-duration>
    <meta:editing-cycles>431</meta:editing-cycles>
    <meta:generator>LibreOffice/6.1.5.2$Windows_X86_64 LibreOffice_project/90f8dcf33c87b3705e78202e3df5142b201bd805</meta:generator>
    <dc:date>2019-08-25T10:13:50.073000000</dc:date>
    <meta:print-date>2013-02-02T14:44:49.07</meta:print-date>
    <meta:document-statistic meta:table-count="13" meta:cell-count="1894" meta:object-count="0"/>
    <meta:user-defined meta:name="Info 1"/>
    <meta:user-defined meta:name="Info 2"/>
    <meta:user-defined meta:name="Info 3"/>
    <meta:user-defined meta:name="Info 4"/>
  </office:meta>
</office:document-meta>
</file>